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2aa1da"/>
    </style:style>
    <style:style style:name="P4" style:family="paragraph" style:parent-style-name="Text_20_body">
      <style:text-properties officeooo:rsid="0345f93a" officeooo:paragraph-rsid="0345f93a"/>
    </style:style>
    <style:style style:name="P5" style:family="paragraph" style:parent-style-name="Text_20_body">
      <style:text-properties officeooo:rsid="03493f03" officeooo:paragraph-rsid="03493f03"/>
    </style:style>
    <style:style style:name="P6" style:family="paragraph" style:parent-style-name="Text_20_body">
      <style:text-properties officeooo:rsid="034a5413" officeooo:paragraph-rsid="034a5413"/>
    </style:style>
    <style:style style:name="P7" style:family="paragraph" style:parent-style-name="Text_20_body">
      <style:text-properties officeooo:rsid="034f44d9" officeooo:paragraph-rsid="034f44d9"/>
    </style:style>
    <style:style style:name="P8" style:family="paragraph" style:parent-style-name="Text_20_body">
      <style:text-properties officeooo:rsid="0359545c" officeooo:paragraph-rsid="0359545c"/>
    </style:style>
    <style:style style:name="P9" style:family="paragraph" style:parent-style-name="Text_20_body">
      <style:text-properties officeooo:rsid="03638b56" officeooo:paragraph-rsid="03638b56"/>
    </style:style>
    <style:style style:name="P10" style:family="paragraph" style:parent-style-name="Text_20_body">
      <style:text-properties officeooo:rsid="0365891b" officeooo:paragraph-rsid="0365891b"/>
    </style:style>
    <style:style style:name="P11" style:family="paragraph" style:parent-style-name="Text_20_body">
      <style:text-properties officeooo:rsid="036ae1ec" officeooo:paragraph-rsid="036ae1ec"/>
    </style:style>
    <style:style style:name="P12" style:family="paragraph" style:parent-style-name="Text_20_body">
      <style:text-properties officeooo:rsid="036f5050" officeooo:paragraph-rsid="037833cb"/>
    </style:style>
    <style:style style:name="P13" style:family="paragraph" style:parent-style-name="Text_20_body">
      <style:text-properties fo:font-style="italic" officeooo:rsid="0379fe59" officeooo:paragraph-rsid="0379fe59" style:font-style-asian="italic" style:font-style-complex="italic"/>
    </style:style>
    <style:style style:name="P14" style:family="paragraph" style:parent-style-name="Standard">
      <style:paragraph-properties fo:margin-top="0in" fo:margin-bottom="0.0181in" loext:contextual-spacing="false" fo:text-align="start" style:justify-single-word="false" style:writing-mode="lr-tb"/>
      <style:text-properties fo:color="#d4d4d4" style:font-name="Droid Sans Mono" fo:font-size="10.5pt" fo:font-weight="normal" officeooo:rsid="035f4873" officeooo:paragraph-rsid="035f4873" fo:background-color="#1e1e1e"/>
    </style:style>
    <style:style style:name="P15" style:family="paragraph" style:parent-style-name="Text_20_body">
      <style:paragraph-properties fo:margin-top="0in" fo:margin-bottom="0.0181in" loext:contextual-spacing="false" fo:text-align="end" style:justify-single-word="false" style:writing-mode="rl-tb"/>
      <style:text-properties officeooo:rsid="035127d2" officeooo:paragraph-rsid="035127d2"/>
    </style:style>
    <style:style style:name="P16" style:family="paragraph" style:parent-style-name="Text_20_body">
      <style:paragraph-properties fo:margin-top="0in" fo:margin-bottom="0.0181in" loext:contextual-spacing="false" fo:text-align="end" style:justify-single-word="false" style:writing-mode="rl-tb"/>
      <style:text-properties officeooo:rsid="035f4873" officeooo:paragraph-rsid="035f4873"/>
    </style:style>
    <style:style style:name="P17" style:family="paragraph" style:parent-style-name="Text_20_body">
      <style:paragraph-properties fo:margin-top="0in" fo:margin-bottom="0.0181in" loext:contextual-spacing="false" fo:text-align="end" style:justify-single-word="false" style:writing-mode="rl-tb"/>
      <style:text-properties officeooo:rsid="036912cd" officeooo:paragraph-rsid="036912cd"/>
    </style:style>
    <style:style style:name="P18" style:family="paragraph" style:parent-style-name="Heading_20_2">
      <style:paragraph-properties fo:margin-top="0in" fo:margin-bottom="0.0181in" loext:contextual-spacing="false" fo:text-align="end" style:justify-single-word="false" style:writing-mode="rl-tb"/>
      <style:text-properties officeooo:rsid="03580801" officeooo:paragraph-rsid="03580801"/>
    </style:style>
    <style:style style:name="P19" style:family="paragraph" style:parent-style-name="Heading_20_2">
      <style:paragraph-properties fo:margin-top="0in" fo:margin-bottom="0.0181in" loext:contextual-spacing="false" fo:text-align="end" style:justify-single-word="false" style:writing-mode="rl-tb"/>
      <style:text-properties officeooo:rsid="036a711f" officeooo:paragraph-rsid="036a711f"/>
    </style:style>
    <style:style style:name="P20" style:family="paragraph" style:parent-style-name="Standard">
      <style:paragraph-properties style:line-height-at-least="0.198in" fo:text-align="start" style:justify-single-word="false" style:writing-mode="lr-tb"/>
      <style:text-properties fo:color="#d4d4d4" fo:background-color="#1e1e1e"/>
    </style:style>
    <style:style style:name="P21" style:family="paragraph" style:parent-style-name="Standard">
      <style:paragraph-properties style:line-height-at-least="0.198in" fo:text-align="start" style:justify-single-word="false" style:writing-mode="lr-tb"/>
      <style:text-properties fo:color="#d4d4d4" style:font-name="Droid Sans Mono" fo:font-size="10.5pt" fo:font-weight="normal" fo:background-color="#1e1e1e"/>
    </style:style>
    <style:style style:name="P22" style:family="paragraph" style:parent-style-name="Text_20_body" style:list-style-name="L1">
      <style:text-properties officeooo:rsid="0347868d" officeooo:paragraph-rsid="0347868d"/>
    </style:style>
    <style:style style:name="P23" style:family="paragraph" style:parent-style-name="Text_20_body" style:list-style-name="L2">
      <style:text-properties officeooo:rsid="034a5413" officeooo:paragraph-rsid="034a5413"/>
    </style:style>
    <style:style style:name="P24" style:family="paragraph" style:parent-style-name="Text_20_body" style:list-style-name="L2">
      <style:text-properties fo:font-weight="normal" officeooo:rsid="034a5413" officeooo:paragraph-rsid="034a5413" style:font-weight-asian="normal" style:font-weight-complex="normal"/>
    </style:style>
    <style:style style:name="P25" style:family="paragraph" style:parent-style-name="Text_20_body">
      <style:text-properties fo:font-weight="normal" officeooo:rsid="0381852f" officeooo:paragraph-rsid="0381852f" style:font-weight-asian="normal" style:font-weight-complex="normal"/>
    </style:style>
    <style:style style:name="P26" style:family="paragraph" style:parent-style-name="Text_20_body" style:list-style-name="L7">
      <style:text-properties fo:font-weight="normal" officeooo:rsid="0381852f" officeooo:paragraph-rsid="0381852f" style:font-weight-asian="normal" style:font-weight-complex="normal"/>
    </style:style>
    <style:style style:name="P27" style:family="paragraph" style:parent-style-name="Text_20_body" style:list-style-name="L8">
      <style:text-properties fo:font-weight="normal" officeooo:rsid="0381852f" officeooo:paragraph-rsid="0381852f" style:font-weight-asian="normal" style:font-weight-complex="normal"/>
    </style:style>
    <style:style style:name="P28" style:family="paragraph" style:parent-style-name="Text_20_body" style:list-style-name="L3">
      <style:text-properties officeooo:rsid="034f44d9" officeooo:paragraph-rsid="034f44d9"/>
    </style:style>
    <style:style style:name="P29" style:family="paragraph" style:parent-style-name="Text_20_body" style:list-style-name="L5">
      <style:text-properties officeooo:rsid="03638b56" officeooo:paragraph-rsid="03638b56"/>
    </style:style>
    <style:style style:name="P30" style:family="paragraph" style:parent-style-name="Text_20_body">
      <style:text-properties officeooo:rsid="036fa10c" officeooo:paragraph-rsid="037833cb"/>
    </style:style>
    <style:style style:name="P31" style:family="paragraph" style:parent-style-name="Text_20_body" style:list-style-name="L6">
      <style:text-properties officeooo:rsid="037d69b1" officeooo:paragraph-rsid="037d69b1"/>
    </style:style>
    <style:style style:name="P32" style:family="paragraph" style:parent-style-name="Text_20_body" style:list-style-name="L6">
      <style:text-properties officeooo:rsid="037d69b1" officeooo:paragraph-rsid="039699a6"/>
    </style:style>
    <style:style style:name="P33" style:family="paragraph" style:parent-style-name="Text_20_body" style:list-style-name="L9"/>
    <style:style style:name="P34" style:family="paragraph" style:parent-style-name="Text_20_body" style:list-style-name="L9">
      <style:text-properties officeooo:rsid="02d00e5f" officeooo:paragraph-rsid="02d00e5f"/>
    </style:style>
    <style:style style:name="P35" style:family="paragraph" style:parent-style-name="Text_20_body">
      <style:text-properties officeooo:rsid="03851cd3" officeooo:paragraph-rsid="0387e3a8"/>
    </style:style>
    <style:style style:name="P36" style:family="paragraph" style:parent-style-name="Text_20_body">
      <style:text-properties officeooo:rsid="038c3107" officeooo:paragraph-rsid="038c3107"/>
    </style:style>
    <style:style style:name="P37" style:family="paragraph" style:parent-style-name="Text_20_body" style:list-style-name="L10">
      <style:text-properties officeooo:rsid="038ea7d9" officeooo:paragraph-rsid="038ea7d9"/>
    </style:style>
    <style:style style:name="P38" style:family="paragraph" style:parent-style-name="Text_20_body">
      <style:text-properties officeooo:rsid="037c4cf2" officeooo:paragraph-rsid="0392904b"/>
    </style:style>
    <style:style style:name="P39" style:family="paragraph" style:parent-style-name="Text_20_body">
      <style:text-properties fo:font-weight="bold" officeooo:rsid="037f490d" officeooo:paragraph-rsid="0392904b" style:font-weight-asian="bold" style:font-weight-complex="bold"/>
    </style:style>
    <style:style style:name="P40" style:family="paragraph" style:parent-style-name="Text_20_body" style:list-style-name="L10">
      <style:text-properties officeooo:rsid="0397b3cb" officeooo:paragraph-rsid="0397b3cb"/>
    </style:style>
    <style:style style:name="P41" style:family="paragraph" style:parent-style-name="Text_20_body">
      <style:text-properties officeooo:rsid="03a29a33" officeooo:paragraph-rsid="03a29a33"/>
    </style:style>
    <style:style style:name="P42" style:family="paragraph" style:parent-style-name="Text_20_body">
      <style:text-properties officeooo:rsid="03a404d1" officeooo:paragraph-rsid="03a404d1"/>
    </style:style>
    <style:style style:name="P43" style:family="paragraph" style:parent-style-name="Text_20_body">
      <style:paragraph-properties fo:margin-top="0in" fo:margin-bottom="0.0181in" loext:contextual-spacing="false" fo:line-height="100%" fo:text-align="start" style:justify-single-word="false" style:writing-mode="lr-tb"/>
      <style:text-properties fo:font-weight="normal" officeooo:rsid="034a5413" officeooo:paragraph-rsid="034a5413" style:font-weight-asian="normal" style:font-weight-complex="normal"/>
    </style:style>
    <style:style style:name="P44" style:family="paragraph" style:parent-style-name="Text_20_body">
      <style:paragraph-properties fo:margin-top="0in" fo:margin-bottom="0.0181in" loext:contextual-spacing="false" fo:text-align="start" style:justify-single-word="false" style:writing-mode="lr-tb"/>
      <style:text-properties fo:font-weight="normal" officeooo:rsid="034a5413" officeooo:paragraph-rsid="034a5413" style:font-weight-asian="normal" style:font-weight-complex="normal"/>
    </style:style>
    <style:style style:name="P45" style:family="paragraph" style:parent-style-name="Text_20_body">
      <style:paragraph-properties fo:margin-top="0in" fo:margin-bottom="0.0181in" loext:contextual-spacing="false" fo:line-height="100%" fo:text-align="start" style:justify-single-word="false" style:writing-mode="lr-tb"/>
      <style:text-properties fo:font-weight="normal" officeooo:rsid="034a81a0" officeooo:paragraph-rsid="034a81a0" style:font-weight-asian="normal" style:font-weight-complex="normal"/>
    </style:style>
    <style:style style:name="P46" style:family="paragraph" style:parent-style-name="Text_20_body">
      <style:paragraph-properties fo:margin-top="0in" fo:margin-bottom="0.0181in" loext:contextual-spacing="false" fo:text-align="start" style:justify-single-word="false" style:writing-mode="lr-tb"/>
      <style:text-properties fo:font-weight="normal" officeooo:rsid="034a81a0" officeooo:paragraph-rsid="034a81a0" style:font-weight-asian="normal" style:font-weight-complex="normal"/>
    </style:style>
    <style:style style:name="P47" style:family="paragraph" style:parent-style-name="Text_20_body" style:list-style-name="L4">
      <style:paragraph-properties fo:margin-top="0in" fo:margin-bottom="0.0181in" loext:contextual-spacing="false" fo:text-align="end" style:justify-single-word="false" style:writing-mode="rl-tb"/>
      <style:text-properties fo:font-weight="normal" officeooo:rsid="0352a893" officeooo:paragraph-rsid="0352a893" style:font-weight-asian="normal" style:font-weight-complex="normal"/>
    </style:style>
    <style:style style:name="P48" style:family="paragraph" style:parent-style-name="Text_20_body">
      <style:paragraph-properties fo:margin-top="0in" fo:margin-bottom="0.0181in" loext:contextual-spacing="false" fo:text-align="end" style:justify-single-word="false" style:writing-mode="rl-tb"/>
      <style:text-properties fo:font-weight="normal" officeooo:rsid="0353fafc" officeooo:paragraph-rsid="0353fafc" style:font-weight-asian="normal" style:font-weight-complex="normal"/>
    </style:style>
    <style:style style:name="P49" style:family="paragraph" style:parent-style-name="Text_20_body">
      <style:paragraph-properties fo:margin-top="0in" fo:margin-bottom="0.0181in" loext:contextual-spacing="false" fo:text-align="end" style:justify-single-word="false" style:writing-mode="rl-tb"/>
      <style:text-properties fo:font-weight="normal" officeooo:rsid="035fb8a7" officeooo:paragraph-rsid="035fb8a7" style:font-weight-asian="normal" style:font-weight-complex="normal"/>
    </style:style>
    <style:style style:name="P50" style:family="paragraph" style:parent-style-name="Text_20_body">
      <style:paragraph-properties fo:margin-top="0in" fo:margin-bottom="0.0181in" loext:contextual-spacing="false" fo:text-align="end" style:justify-single-word="false" style:writing-mode="rl-tb"/>
      <style:text-properties fo:font-weight="normal" officeooo:rsid="036a07b9" officeooo:paragraph-rsid="036912cd" style:font-weight-asian="normal" style:font-weight-complex="normal"/>
    </style:style>
    <style:style style:name="P51" style:family="paragraph" style:parent-style-name="Text_20_body">
      <style:paragraph-properties fo:text-align="end" style:justify-single-word="false" style:writing-mode="rl-tb"/>
      <style:text-properties fo:font-weight="normal" officeooo:rsid="034a5413" officeooo:paragraph-rsid="034a5413" style:font-weight-asian="normal" style:font-weight-complex="normal"/>
    </style:style>
    <style:style style:name="P52" style:family="paragraph" style:parent-style-name="Heading_20_1">
      <style:text-properties officeooo:rsid="0340ebd9" officeooo:paragraph-rsid="0340ebd9"/>
    </style:style>
    <style:style style:name="P53" style:family="paragraph" style:parent-style-name="Heading_20_2">
      <style:text-properties officeooo:rsid="034f44d9"/>
    </style:style>
    <style:style style:name="P54" style:family="paragraph" style:parent-style-name="Heading_20_2">
      <style:text-properties fo:font-weight="normal" officeooo:rsid="03849f99" officeooo:paragraph-rsid="03849f99" style:font-weight-asian="normal" style:font-weight-complex="normal"/>
    </style:style>
    <style:style style:name="P55" style:family="paragraph" style:parent-style-name="Heading_20_2">
      <style:paragraph-properties fo:margin-top="0in" fo:margin-bottom="0.0181in" loext:contextual-spacing="false" fo:text-align="end" style:justify-single-word="false" style:writing-mode="rl-tb"/>
      <style:text-properties fo:font-weight="normal" officeooo:rsid="0368e94b" officeooo:paragraph-rsid="0368e94b"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347868d" style:font-weight-asian="bold" style:font-weight-complex="bold"/>
    </style:style>
    <style:style style:name="T3" style:family="text">
      <style:text-properties fo:font-weight="bold" officeooo:rsid="03493f03" style:font-weight-asian="bold" style:font-weight-complex="bold"/>
    </style:style>
    <style:style style:name="T4" style:family="text">
      <style:text-properties fo:font-weight="bold" officeooo:rsid="034a5413" style:font-weight-asian="bold" style:font-weight-complex="bold"/>
    </style:style>
    <style:style style:name="T5" style:family="text">
      <style:text-properties fo:font-weight="bold" officeooo:rsid="037833cb" style:font-weight-asian="bold" style:font-weight-complex="bold"/>
    </style:style>
    <style:style style:name="T6" style:family="text">
      <style:text-properties fo:font-weight="bold" officeooo:rsid="038efc50" style:font-weight-asian="bold" style:font-weight-complex="bold"/>
    </style:style>
    <style:style style:name="T7" style:family="text">
      <style:text-properties fo:font-weight="bold" officeooo:rsid="038e1d84"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34a5413" style:font-weight-asian="normal" style:font-weight-complex="normal"/>
    </style:style>
    <style:style style:name="T10" style:family="text">
      <style:text-properties fo:font-weight="normal" officeooo:rsid="034d54bd" style:font-weight-asian="normal" style:font-weight-complex="normal"/>
    </style:style>
    <style:style style:name="T11" style:family="text">
      <style:text-properties fo:font-weight="normal" officeooo:rsid="034e3dc4" style:font-weight-asian="normal" style:font-weight-complex="normal"/>
    </style:style>
    <style:style style:name="T12" style:family="text">
      <style:text-properties fo:font-weight="normal" officeooo:rsid="0352a893" style:font-weight-asian="normal" style:font-weight-complex="normal"/>
    </style:style>
    <style:style style:name="T13" style:family="text">
      <style:text-properties fo:font-weight="normal" officeooo:rsid="034f44d9" style:font-weight-asian="normal" style:font-weight-complex="normal"/>
    </style:style>
    <style:style style:name="T14" style:family="text">
      <style:text-properties fo:font-weight="normal" officeooo:rsid="0369a3f9" style:font-weight-asian="normal" style:font-weight-complex="normal"/>
    </style:style>
    <style:style style:name="T15" style:family="text">
      <style:text-properties fo:font-weight="normal" officeooo:rsid="036a07b9" style:font-weight-asian="normal" style:font-weight-complex="normal"/>
    </style:style>
    <style:style style:name="T16" style:family="text">
      <style:text-properties fo:font-weight="normal" officeooo:rsid="036a711f" style:font-weight-asian="normal" style:font-weight-complex="normal"/>
    </style:style>
    <style:style style:name="T17" style:family="text">
      <style:text-properties fo:font-weight="normal" officeooo:rsid="036dae6b" style:font-weight-asian="normal" style:font-weight-complex="normal"/>
    </style:style>
    <style:style style:name="T18" style:family="text">
      <style:text-properties fo:font-weight="normal" officeooo:rsid="038efc50" style:font-weight-asian="normal" style:font-weight-complex="normal"/>
    </style:style>
    <style:style style:name="T19" style:family="text">
      <style:text-properties fo:color="#569cd6" style:font-name="Droid Sans Mono" fo:font-size="10.5pt" fo:font-weight="normal"/>
    </style:style>
    <style:style style:name="T20" style:family="text">
      <style:text-properties fo:color="#569cd6" style:font-weight-asian="normal" style:font-weight-complex="normal"/>
    </style:style>
    <style:style style:name="T21" style:family="text">
      <style:text-properties fo:color="#dcdcaa" style:font-weight-asian="normal" style:font-weight-complex="normal"/>
    </style:style>
    <style:style style:name="T22" style:family="text">
      <style:text-properties officeooo:rsid="033bd0c4"/>
    </style:style>
    <style:style style:name="T23" style:family="text">
      <style:text-properties officeooo:rsid="0347868d"/>
    </style:style>
    <style:style style:name="T24" style:family="text">
      <style:text-properties officeooo:rsid="035bf943"/>
    </style:style>
    <style:style style:name="T25" style:family="text">
      <style:text-properties style:font-weight-asian="normal" style:font-weight-complex="normal"/>
    </style:style>
    <style:style style:name="T26" style:family="text">
      <style:text-properties style:font-name="Droid Sans Mono" fo:font-size="10.5pt" fo:font-weight="normal"/>
    </style:style>
    <style:style style:name="T27" style:family="text">
      <style:text-properties fo:color="#9cdcfe" style:font-name="Droid Sans Mono" fo:font-size="10.5pt" fo:font-weight="normal"/>
    </style:style>
    <style:style style:name="T28" style:family="text">
      <style:text-properties officeooo:rsid="03647e8b"/>
    </style:style>
    <style:style style:name="T29" style:family="text">
      <style:text-properties officeooo:rsid="0364b9dc"/>
    </style:style>
    <style:style style:name="T30" style:family="text">
      <style:text-properties officeooo:rsid="0365daa0"/>
    </style:style>
    <style:style style:name="T31" style:family="text">
      <style:text-properties officeooo:rsid="036b60d4"/>
    </style:style>
    <style:style style:name="T32" style:family="text">
      <style:text-properties officeooo:rsid="036fa10c"/>
    </style:style>
    <style:style style:name="T33" style:family="text">
      <style:text-properties officeooo:rsid="03851cd3"/>
    </style:style>
    <style:style style:name="T34" style:family="text">
      <style:text-properties officeooo:rsid="03861ee1"/>
    </style:style>
    <style:style style:name="T35" style:family="text">
      <style:text-properties officeooo:rsid="038e1d84"/>
    </style:style>
    <style:style style:name="T36" style:family="text">
      <style:text-properties officeooo:rsid="03907a77"/>
    </style:style>
    <style:style style:name="T37" style:family="text">
      <style:text-properties officeooo:rsid="03918542"/>
    </style:style>
    <style:style style:name="T38" style:family="text">
      <style:text-properties officeooo:rsid="0391f48f"/>
    </style:style>
    <style:style style:name="T39" style:family="text">
      <style:text-properties officeooo:rsid="0394dbbe"/>
    </style:style>
    <style:style style:name="T40" style:family="text">
      <style:text-properties officeooo:rsid="039699a6"/>
    </style:style>
    <style:style style:name="T41" style:family="text">
      <style:text-properties officeooo:rsid="0397b3cb"/>
    </style:style>
    <style:style style:name="T42" style:family="text">
      <style:text-properties officeooo:rsid="039ca59c"/>
    </style:style>
    <style:style style:name="T43" style:family="text">
      <style:text-properties officeooo:rsid="03a29a33"/>
    </style:style>
    <style:style style:name="T44" style:family="text">
      <style:text-properties officeooo:rsid="03a54673"/>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מחלקות, בניה והריסה בשפת ++C</text:h>
      <text:p text:style-name="P4">המחלקות בשפת ++C הן שילוב והרחבה של המבנים הקיימים ב-C וב-Java.</text:p>
      <text:p text:style-name="P4"><text:span text:style-name="T1">בשפת </text:span><text:span text:style-name="T3">C</text:span>, הדרך המקובלת ליצור מבנים מורכבים היא <text:s/>להגדיר struct. המשמעות של struct היא פשוט אוסף של משתנים שנמצאים ברצף בזיכרון. אפשר גם להגדיר משתנים מורכבים יותר ע"י struct בתוך struct וכו'. <text:s text:c="2"/>אבל ב-struct אין מתודות - אם רוצים לעשות איתו משהו צריך לכתוב מתודות חיצוניות.</text:p>
      <text:p text:style-name="P4"><text:span text:style-name="T1">בשפת </text:span><text:span text:style-name="T3">Java</text:span> יש מחלקות (class) שאפשר לשים בהן גם משתנים וגם מתודות - זה אמור להפוך את הקוד לקריא יותר כי כל המידע והפעולות הדרושות למימוש העצם נמצאים במקום אחד. אבל, בניגוד למבנים של סי, בג'אבה <text:s/>המשתנים לא תמיד נמצאים ברצף בזיכרון. לדוגמה, נניח שאנחנו מגדירים מבנה של "נקודה" ובו שני מספרים שלמים, ואז מגדירים מבנה של "משולש" ובו שלוש נקודות. בסי, כל משולש כולל פשוט שישה מספרים הנמצאים ברצף בזיכרון, ותופס 24 בתים בדיוק. <text:span text:style-name="T23">בג'אבה, כל משולש כולל שלושה </text:span><text:span text:style-name="T2">מצביעים </text:span><text:span text:style-name="T23">(pointers), כל אחד מהם מצביע לנקודה שבה יש שני מספרים. כלומר המספרים לא נמצאים ברצף בזיכרון. למה זה משנה?</text:span></text:p>
      <text:list xml:id="list560155140292524591" text:style-name="L1">
        <text:list-item>
          <text:p text:style-name="P22">בלי מצביעים, התוכנה תופסת פחות זיכרון ודורשת פחות זמן כשניגשים למשתנים.</text:p>
        </text:list-item>
        <text:list-item>
          <text:p text:style-name="P22">כשכל המבנה נמצא באותו מקום בזיכרון, ניהול הזיכרון מהיר יותר. בפרט, כשמשתמשים בזכרון מטמון (cache), זה מאד יעיל שכל המבנה נטען בבת-אחת לאותו בלוק בזיכרון.</text:p>
        </text:list-item>
      </text:list>
      <text:p text:style-name="P5"><text:span text:style-name="T1">שפת ++C</text:span><text:span text:style-name="T4"> </text:span><text:span text:style-name="T9">משלבת את היתרונות של שתי השפות:</text:span></text:p>
      <text:list xml:id="list4276149625932124395" text:style-name="L2">
        <text:list-item>
          <text:p text:style-name="P24">יש בה struct כמו ב-C, אבל אפשר לשים בו גם מתודות.</text:p>
        </text:list-item>
        <text:list-item>
          <text:p text:style-name="P23"><text:span text:style-name="T8">יש בה class כמו ב-Java, אבל המשתנים נשמרים ברצף בזיכרון ולא ע"י פוינטרים</text:span><text:span text:style-name="T11"> (נראה בהמשך).</text:span></text:p>
        </text:list-item>
      </text:list>
      <text:p text:style-name="P6"><text:span text:style-name="T8">למעשה, ב-++C, ההבדל היחיד בין struct לבין class הוא בהרשאות הגישה: בראשון, כברירת מחדל, הרשאת הגישה היא public; בשני, כברירת מחדל, הרשאת הגישה היא private. <text:s/>מכאן שההגדרות הבאות שקולות לחלוטין</text:span><text:span text:style-name="T10"> (ראו דוגמה בתיקיה 1)</text:span><text:span text:style-name="T8">:</text:span></text:p>
      <text:p text:style-name="P43">struct X {</text:p>
      <text:p text:style-name="P43"><text:s text:c="4"/>private:</text:p>
      <text:p text:style-name="P43"><text:s text:c="10"/>...</text:p>
      <text:p text:style-name="P43">}</text:p>
      <text:p text:style-name="P45">===</text:p>
      <text:p text:style-name="P43">class X {</text:p>
      <text:p text:style-name="P43"><text:s text:c="10"/>...</text:p>
      <text:p text:style-name="P43">}</text:p>
      <text:p text:style-name="P51">וכן ההגדרות הבאות שקולות לחלוטין:</text:p>
      <text:p text:style-name="P44">struct X {</text:p>
      <text:p text:style-name="P44"><text:s text:c="10"/>...</text:p>
      <text:p text:style-name="P44">}</text:p>
      <text:p text:style-name="P46">===</text:p>
      <text:p text:style-name="P44">class X {</text:p>
      <text:p text:style-name="P44"><text:tab/>public:</text:p>
      <text:p text:style-name="P44"><text:s text:c="10"/>...</text:p>
      <text:p text:style-name="P44">}</text:p>
      <text:p text:style-name="P53">קבצי כותרת למחלקות</text:p>
      <text:p text:style-name="P7">מקובל (אם כי לא חובה) להגדיר כל מחלקה בשני קבצים (ראו דוגמה בתיקיה 2):</text:p>
      <text:list xml:id="list8115257852567634016" text:style-name="L3">
        <text:list-item>
          <text:p text:style-name="P28">קובץ הכותרת - בדרך-כלל עם סיומת hpp או h - כולל את הגדרת המחלקה, השדות והמתודות שלה - אבל בלי מימוש המתודות.</text:p>
        </text:list-item>
        <text:list-item>
          <text:p text:style-name="P28">קובץ התוכן - בדרך-כלל עם סיומת cpp - כולל את המימוש של המתודות.</text:p>
        </text:list-item>
      </text:list>
      <text:p text:style-name="P15"><text:span text:style-name="T8">עקרונית, ניתן לממש את כל המתודות בקובץ הכותרת (כמו בג'אבה), אבל זה לא כדאי. מדוע?</text:span><text:span text:style-name="T12"> כמה סיבות:</text:span></text:p>
      <text:list xml:id="list3368713538775209164" text:style-name="L4">
        <text:list-item>
          <text:p text:style-name="P47">הנדסת תוכנה. אם ניתן את המחלקה שלנו למישהו אחר, הוא ירצה לראות איזה שיטות יש בה, אבל לא יעניין אותו לדעת איך בדיוק מימשנו אותן. לכן הוא יסתכל בקובץ הכותרת, ועדיף שהקובץ הזה יהיה קטן ופשוט ככל האפשר.</text:p>
        </text:list-item>
        <text:list-item>
          <text:p text:style-name="P47">זמן קומפילציה. במערכות תוכנה מורכבות, קומפילציה לוקחת הרבה זמן. בכל פעם שמשנים קובץ, צריך לקמפל מחדש את כל הקבצים שתלויים בו. כששמים את המימוש בקובץ נפרד, שינוי במימוש לא דורש קימפול מחדש של קוד שמשתמש בקובץ הכותרת. כדוגמה ראו את ה-Makefile בתיקיה 2.</text:p>
        </text:list-item>
      </text:list>
      <text:p text:style-name="P48">השימוש בקבצי-כותרת פותר את הבעיה באופן חלקי בלבד. מדוע? כי המשתנים הפרטיים - שהם חלק מהמימוש - עדיין נמצאים בקובץ הכותרת. המשתמשים של המחלקה שלנו רואים אותם, ואם נשנה אותם נצטרך לבנות את כל הפרוייקט מחדש. יש לזה פתרונות - נראה בהמשך.</text:p>
      <text:p text:style-name="P48"/>
      <text:p text:style-name="P18"><text:span text:style-name="T13">ב</text:span><text:span text:style-name="T8">נאים</text:span><text:span text:style-name="T16"> - constructors</text:span></text:p>
      <text:p text:style-name="P8"><text:span text:style-name="T1">בנאי </text:span>הוא שיטה ששמה כשם המחלקה, ואין לה ערך-חזרה<text:span text:style-name="T24">. כמו כל שיטה אחרת, ניתן לממש אותה בקובץ הכותרת או בקובץ המימוש. </text:span>ראו דוגמ<text:span text:style-name="T24">אות</text:span> בתיקיה 2. </text:p>
      <text:p text:style-name="P9">איך קוראים לבנאי? תלוי:</text:p>
      <text:list xml:id="list4223501160489872865" text:style-name="L5">
        <text:list-item>
          <text:p text:style-name="P29">אם זה בנאי עם פרמטרים, פשוט שמים את הפרמטרים אחרי שם העצם, למשל <text:span text:style-name="T28">;</text:span>Point p(10,20) <text:span text:style-name="T29"><text:s/></text:span>קורא לבנאי של Point המקבל שני מספרים שלמים.</text:p>
        </text:list-item>
        <text:list-item>
          <text:p text:style-name="P29">אם זה בנאי בלי פרמטרים, לא שמים שום דבר אחרי שם העצם, למשל Point<text:span text:style-name="T28"> p;</text:span> (לא לשים סוגריים ריקים - זה יגרום לשגיאת קימפול כי הקומפיילר עלול לחשוב שאתם מנסים להגדיר פונקציה...)</text:p>
        </text:list-item>
      </text:list>
      <text:p text:style-name="P11">שימו לב - בשני המקרים לא צריך להשתמש ב-new! המשתנה נוצר "על המחסנית" ולא "על הערימה". נרחיב על זה בהמשך<text:span text:style-name="T31">.</text:span></text:p>
      <text:p text:style-name="P10">אם לא מגדירים בנאי למחלקה - הקומפיילר אוטומטית יוצר עבורה בנאי ברירת-מחדל (default). בהתאם לגישה של ++C "לא השתמשת - לא שילמת", הבנאי ברירת-מחדל לא עושה כלום - הוא <text:span text:style-name="T1">לא מאתחל את הזיכרון </text:span><text:span text:style-name="T8">(בניגוד לג'אבה)</text:span>. לכן, הערכים לא מוגדרים - ייתכן שיהיו שם ערכים מוזרים שבמקרה היו בזיכרון באותו זמן<text:span text:style-name="T30">. <text:s/></text:span></text:p>
      <text:p text:style-name="P16"><text:span text:style-name="T1">הערה</text:span><text:span text:style-name="T8">: במימוש של שיטה, המילה השמורה this מכילה מצביע לעצם הנוכחי. ניתן להשתמש בה כמו שמשתמשים במצביעים, למשל:</text:span></text:p>
      <text:p text:style-name="P14"><text:span text:style-name="T21">Point::Point</text:span><text:span text:style-name="T25">(</text:span><text:span text:style-name="T20">int</text:span><text:span text:style-name="T25"> x, </text:span><text:span text:style-name="T20">int</text:span><text:span text:style-name="T25"> y) {</text:span></text:p>
      <text:p text:style-name="P20">    <text:span text:style-name="T19">this</text:span><text:span text:style-name="T26">-&gt;</text:span><text:span text:style-name="T27">x</text:span><text:span text:style-name="T26"> = x;</text:span></text:p>
      <text:p text:style-name="P20">    <text:span text:style-name="T19">this</text:span><text:span text:style-name="T26">-&gt;</text:span><text:span text:style-name="T27">y</text:span><text:span text:style-name="T26"> = y;</text:span></text:p>
      <text:p text:style-name="P21">}</text:p>
      <text:p text:style-name="P49">(זה דומה לג'אבה פרט לכך שמשתמשים בחץ במקום בנקודה. נבין את זה טוב יותר בהמשך כשנלמד על מצביעים לעומת רפרנסים).</text:p>
      <text:p text:style-name="P55"/>
      <text:p text:style-name="P55">שדות סטטיים</text:p>
      <text:p text:style-name="P17"><text:span text:style-name="T8">ניתן להגדיר שדות ושיטות סטטיים (שייכים לכל המחלקה ולא לעצם מסויים) בעזרת המילה השמורה static. כדי לגשת אליהם מבחוץ, מקדימים להם את שם המחלקה ופעמיים נקודתיים, למשל Point::MAXX.</text:span><text:span text:style-name="T14"> <text:s text:c="3"/></text:span><text:span text:style-name="T15">אם מגדירים שדה סטטי שהוא גם קבוע (const), ניתן לאתחל אותו בהגדרת המחלקה; אחרת, יש לאתחל אותו מבחוץ (ראו דוגמה בתיקיה 3).</text:span></text:p>
      <text:p text:style-name="P50"/>
      <text:p text:style-name="P19"><text:span text:style-name="T18">פרקנים</text:span><text:span text:style-name="T17"> </text:span><text:span text:style-name="T8">- destructors</text:span></text:p>
      <text:p text:style-name="P12">אנחנו מגיעים עכשיו לאחד ההבדלים העיקריים בין ++C לג'אבה. כזכור, ב-++C ניהול הזיכרון הוא באחריות המתכנת. בפרט, אם אנחנו יוצרים משתנים חדשים על הערימה, אנחנו חייבים לוודא שהם משוחררים כשאנחנו כבר לא צריכים אותם יותר.<text:span text:style-name="T32"> <text:s/>לשם כך, בכל מחלקה שמקצה זיכרון (או מבצעת פעולות אחרות הדורשות משאבי מערכת), חייבים לשים </text:span><text:span text:style-name="T6">פַּרְקָן</text:span><text:span text:style-name="T5"> - destructor.</text:span></text:p>
      <text:p text:style-name="P30"><text:span text:style-name="T36">פרקן</text:span> הוא שיטה בלי ערך מוחזר, ששמה מתחיל בגל (טילדה) ואחריו שם המחלקה; ראו דוגמה בתיקיה 4 (למה גל? כי זה האופרטור המציין "not" של סיביות. למשל: <text:s/>~0 = -1).</text:p>
      <text:p text:style-name="P13"><text:span text:style-name="T1">חידה</text:span>: האם אפשר להגדיר <text:span text:style-name="T37">פרקן</text:span> עם פרמטרים? האם אפשר לבצע העמסה (overload) <text:span text:style-name="T37">לפרקן</text:span>? מדוע?</text:p>
      <text:p text:style-name="P38">המתכנת אף-פעם לא צריך לקרוא <text:span text:style-name="T38">לפרקן</text:span> באופן ידני; זוהי האחריות של הקומפיילר להכניס קריאה ל<text:span text:style-name="T38">פרקן</text:span> ברגע שהעצם <text:span text:style-name="T39">מפסיק להתקיים</text:span>. מתי זה קורה?</text:p>
      <text:list xml:id="list2655408979661814806" text:style-name="L6">
        <text:list-item>
          <text:p text:style-name="P31">אם העצם נוצר על המחסנית - <text:span text:style-name="T40">העצם מפסיק להתקיים</text:span> כשהוא יוצא מה-scope (יוצאים מהבלוק המוקף בסוגריים מסולסלים המכיל את העצם).</text:p>
        </text:list-item>
        <text:list-item>
          <text:p text:style-name="P32">אם העצם נוצר על הערימה בעזרת new - <text:span text:style-name="T40">העצם מפסיק להתקיים</text:span> כשמוחקים אותו בעזרת delete.</text:p>
        </text:list-item>
        <text:list-item>
          <text:p text:style-name="P32">אם העצם הוא חלק ממערך שנוצר בעזרת new[] - <text:span text:style-name="T40">העצם מפסיק להתקיים</text:span> כשמוחקים את המערך בעזרת delete[] (לכן חשוב מאד למחוק מערכים רק בעזרת אופרטור delete[]!).</text:p>
        </text:list-item>
      </text:list>
      <text:p text:style-name="P39">מה קורה כששוכחים לשים <text:span text:style-name="T38">פרקן</text:span>? <text:span text:style-name="T8">המשאבים לא ישתחררו, וכתוצאה מכך תהיה דליפת זיכרון; ראו הדגמה בתיקיה 4. </text:span></text:p>
      <text:p text:style-name="Heading_20_2"/>
      <text:p text:style-name="Heading_20_2">האופרטורים new, delete</text:p>
      <text:p text:style-name="P25">האופרטור new מבצע, כברירת מחדל, את הדברים הבאים:</text:p>
      <text:list xml:id="list780628570636486609" text:style-name="L7">
        <text:list-item>
          <text:p text:style-name="P26">הקצאת זיכרון עבור עצם חדש מהמחלקה;</text:p>
        </text:list-item>
        <text:list-item>
          <text:p text:style-name="P26">קריאה לבנאי המתאים של המחלקה (בהתאם לפרמטרים שהועברו).</text:p>
        </text:list-item>
      </text:list>
      <text:p text:style-name="P25">האופרטור delete מבצע, כברירת מחדל, את הדברים הבאים:</text:p>
      <text:list xml:id="list1082287686861701354" text:style-name="L8">
        <text:list-item>
          <text:p text:style-name="P27">קריאה <text:span text:style-name="T37">לפרקן</text:span> של המחלקה (יש רק אחד - אין פרמטרים);</text:p>
        </text:list-item>
        <text:list-item>
          <text:p text:style-name="P27">שיחרור הזיכרון שהוקצה עבור העצם.</text:p>
        </text:list-item>
      </text:list>
      <text:p text:style-name="P25"/>
      <text:p text:style-name="P54">הרכבה<text:span text:style-name="T33"> - composition</text:span></text:p>
      <text:p text:style-name="P35">לעצם ב-++C יכולים להיות שדות שהם עצמם עצמים. דוגמה קלאסית: מחלקה Line שיש לה שני שדות מסוג Point<text:span text:style-name="T34"> גם בג'אבה זה אפשרי, אבל יש הבדל - ב-++C העצמים מסוג "נקודה" פשוט מונחים אחד ליד השני בעצם מסוג "קו", בעוד שבג'אבה העצם מסוג "קו" מכיל רק מצביעים לעצמים מסוג "נקודה". <text:s text:c="2"/>לכן ב-++C כשיוצרים עצם מסוג "קו", עוד לפני שמאתחלים אותו, כבר יש בו "נקודות". בעוד שבג'אבה הנקודות עדיין לא קיימות - יש רק מצביע המאותחל ל-null. <text:s text:c="2"/>ראו הדגמה בתיקיה 5.</text:span></text:p>
      <text:p text:style-name="P36"/>
      <text:p text:style-name="P36"><text:span text:style-name="T1">מה קורה כשלעצמים המוכלים יש בנאים</text:span><text:span text:style-name="T7"> ופרקנים</text:span><text:span text:style-name="T1"> משל עצמם?</text:span><text:span text:style-name="T35"> הקומפיילר קורא להם לפי סדר פשוט והגיוני - כמו למשל בבנייה ופירוק של מכונית:</text:span></text:p>
      <text:list xml:id="list9103648927768125628" text:style-name="L10">
        <text:list-item>
          <text:p text:style-name="P37"><text:span text:style-name="T43">בבנייה </text:span>הולכים <text:span text:style-name="T42">מהקטן אל הגדול</text:span> - קודם-כל יוצרים את כל הרכיבים (במקרה שלנו: שתי נקודות), ואז יוצרים את העצם <text:span text:style-name="T41">הגדול (במקרה שלנו: קו).</text:span></text:p>
        </text:list-item>
        <text:list-item>
          <text:p text:style-name="P40">בפירוק הולכים <text:span text:style-name="T42">מהגדול אל הקטן</text:span> - קודם-כל מפרקים את העצם הגדול (קו) ואז מפרקים את כל הרכיבים (שתי נקודות).</text:p>
        </text:list-item>
      </text:list>
      <text:p text:style-name="Heading_20_2">רשימת איתחול<text:span text:style-name="T43"> - initialization list</text:span></text:p>
      <text:p text:style-name="P41">כשהקומפיילר בונה את הרכיבים, הוא משתמש בעזרת בנאי-ברירת-המחדל שלהם - אם יש להם. </text:p>
      <text:p text:style-name="P42">מה עושים אם אין להם בנאי-ברירת-מחדל? <text:s/>או ש<text:span text:style-name="T43">אנחנו רוצים לקרוא לבנאי אחר </text:span>שלהם <text:span text:style-name="T43">(</text:span>בנאי <text:span text:style-name="T43">עם פרמטרים)? </text:span></text:p>
      <text:p text:style-name="P42">--- משתמשים ב<text:span text:style-name="T1">רשימת איתחול</text:span>. <text:s text:c="2"/>אפשר להשתמש ברשימת איתחול בכל מקרה<text:span text:style-name="T44">.</text:span></text:p>
      <text:p text:style-name="P41"/>
      <text:p text:style-name="Heading_20_2">מקורות</text:p>
      <text:list xml:id="list7349949686664835933" text:style-name="L9">
        <text:list-item>
          <text:p text:style-name="P33">מצגות של<text:span text:style-name="T22"> </text:span>אופיר פלא ומירי בן-ניסן.</text:p>
        </text:list-item>
        <text:list-item>
          <text:p text:style-name="P34"/>
        </text:list-item>
      </text:list>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2-12T20:12:22.522732010</dc:date>
    <meta:editing-duration>P7DT18H12M40S</meta:editing-duration>
    <meta:editing-cycles>851</meta:editing-cycles>
    <meta:document-statistic meta:table-count="0" meta:image-count="0" meta:object-count="0" meta:page-count="1" meta:paragraph-count="81" meta:word-count="1223" meta:character-count="6792" meta:non-whitespace-character-count="5593"/>
  </office:meta>
</office:document-meta>
</file>